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56cm" fo:min-width="4.58cm" fo:padding-top="0.151cm" fo:padding-bottom="0.151cm" fo:padding-left="0.276cm" fo:padding-right="0.276cm" draw:shadow="visible" draw:shadow-offset-x="0.152cm" draw:shadow-offset-y="0.152cm" draw:shadow-color="#cccccc"/>
    </style:style>
    <style:style style:name="gr2" style:family="graphic" style:parent-style-name="objectwithoutfill">
      <style:graphic-properties draw:marker-end="Arrow" draw:marker-end-width="0.3cm" draw:fill="none" draw:textarea-horizontal-align="left" draw:textarea-vertical-align="middle" fo:padding-bottom="0.203cm" fo:padding-left="0.25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left" draw:textarea-vertical-align="middle" fo:padding-bottom="0.203cm" fo:padding-left="0.762cm"/>
    </style:style>
    <style:style style:name="gr5" style:family="graphic" style:parent-style-name="standard">
      <style:graphic-properties draw:stroke="none" svg:stroke-color="#000000" draw:fill="none" draw:fill-color="#ffffff" fo:min-height="0.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MU Serif" fo:font-size="22pt" style:font-size-asian="22pt" style:font-size-complex="22pt"/>
    </style:style>
    <style:style style:name="P3" style:family="paragraph">
      <style:paragraph-properties fo:margin-left="0.508cm" fo:margin-right="0cm" fo:text-align="center" fo:text-indent="0cm"/>
    </style:style>
    <style:style style:name="P4" style:family="paragraph">
      <loext:graphic-properties draw:fill="none"/>
      <style:paragraph-properties fo:margin-left="0.508cm" fo:margin-right="0cm" fo:text-align="center" fo:text-indent="0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style:font-name="CMU Serif" fo:font-size="8pt" style:font-size-asian="8pt" style:font-size-complex="8pt"/>
    </style:style>
    <style:style style:name="T1" style:family="text">
      <style:text-properties style:font-name="CMU Serif" fo:font-size="16pt" style:font-size-asian="16pt" style:font-size-complex="16pt"/>
    </style:style>
    <style:style style:name="T2" style:family="text">
      <style:text-properties style:font-name="CMU Serif" fo:font-size="12pt" style:font-size-asian="12pt" style:font-size-complex="12pt"/>
    </style:style>
    <style:style style:name="T3" style:family="text">
      <style:text-properties style:font-name="CMU Serif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MU Seri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3.81cm" svg:x="4.064cm" svg:y="0.254cm">
          <text:p text:style-name="P1"><text:span text:style-name="T1">CCR</text:span></text:p>
          <text:p text:style-name="P1"><text:span text:style-name="T2">4 x 4 bit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9.144cm" svg:y1="2.032cm" svg:x2="12.954cm" svg:y2="2.032cm">
          <text:p text:style-name="P3"><text:span text:style-name="T3">cc_reg</text:span></text:p>
          <text:p text:style-name="P1"><text:span text:style-name="T4"/></text:p>
        </draw:line>
        <draw:line draw:style-name="gr3" draw:text-style-name="P5" draw:layer="layout" svg:x1="12.268cm" svg:y1="1.829cm" svg:x2="11.862cm" svg:y2="2.235cm">
          <text:p/>
        </draw:line>
        <draw:line draw:style-name="gr4" draw:text-style-name="P6" draw:layer="layout" svg:x1="0.254cm" svg:y1="2.032cm" svg:x2="4.064cm" svg:y2="2.032cm">
          <text:p text:style-name="P1"><text:span text:style-name="T3">cc_valid</text:span></text:p>
          <text:p text:style-name="P1"><text:span text:style-name="T4"/></text:p>
        </draw:line>
        <draw:line draw:style-name="gr4" draw:text-style-name="P6" draw:layer="layout" svg:x1="0.254cm" svg:y1="2.794cm" svg:x2="4.064cm" svg:y2="2.794cm">
          <text:p text:style-name="P1"><text:span text:style-name="T3">cc_reg_sel</text:span></text:p>
          <text:p text:style-name="P1"><text:span text:style-name="T4"/></text:p>
        </draw:line>
        <draw:line draw:style-name="gr4" draw:text-style-name="P6" draw:layer="layout" svg:x1="0.254cm" svg:y1="3.556cm" svg:x2="4.064cm" svg:y2="3.556cm">
          <text:p text:style-name="P1"><text:span text:style-name="T3">cond_code</text:span></text:p>
          <text:p text:style-name="P1"><text:span text:style-name="T4"/></text:p>
        </draw:line>
        <draw:line draw:style-name="gr3" draw:text-style-name="P5" draw:layer="layout" svg:x1="3.378cm" svg:y1="2.591cm" svg:x2="2.972cm" svg:y2="2.997cm">
          <text:p/>
        </draw:line>
        <draw:line draw:style-name="gr3" draw:text-style-name="P5" draw:layer="layout" svg:x1="3.378cm" svg:y1="3.353cm" svg:x2="2.972cm" svg:y2="3.759cm">
          <text:p/>
        </draw:line>
        <draw:line draw:style-name="gr4" draw:text-style-name="P6" draw:layer="layout" svg:x1="0.254cm" svg:y1="0.762cm" svg:x2="4.064cm" svg:y2="0.762cm">
          <text:p text:style-name="P1"><text:span text:style-name="T3">stall</text:span></text:p>
          <text:p text:style-name="P1"><text:span text:style-name="T3"/></text:p>
        </draw:line>
        <draw:frame draw:style-name="gr5" draw:text-style-name="P7" draw:layer="layout" svg:width="0.889cm" svg:height="0.59cm" svg:x="2.667cm" svg:y="2.331cm">
          <draw:text-box>
            <text:p text:style-name="P1"><text:span text:style-name="T5">2</text:span></text:p>
          </draw:text-box>
        </draw:frame>
        <draw:frame draw:style-name="gr5" draw:text-style-name="P7" draw:layer="layout" svg:width="0.889cm" svg:height="0.59cm" svg:x="2.667cm" svg:y="3.093cm">
          <draw:text-box>
            <text:p text:style-name="P1"><text:span text:style-name="T5">4</text:span></text:p>
          </draw:text-box>
        </draw:frame>
        <draw:frame draw:style-name="gr5" draw:text-style-name="P7" draw:layer="layout" svg:width="0.889cm" svg:height="0.59cm" svg:x="11.557cm" svg:y="1.569cm">
          <draw:text-box>
            <text:p text:style-name="P1"><text:span text:style-name="T5">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3.208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3:55:12.878716019</meta:creation-date>
    <dc:date>2017-06-06T16:21:13.497700442</dc:date>
    <meta:editing-duration>PT1H51M4S</meta:editing-duration>
    <meta:editing-cycles>11</meta:editing-cycles>
    <meta:generator>LibreOffice/5.0.6.2$Linux_X86_64 LibreOffice_project/00$Build-2</meta:generator>
    <meta:document-statistic meta:object-count="12"/>
  </office:meta>
</office:document-meta>
</file>